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aa13" officeooo:paragraph-rsid="001faa13"/>
    </style:style>
    <style:style style:name="P2" style:family="paragraph" style:parent-style-name="Standard">
      <style:text-properties fo:color="#800000" officeooo:rsid="001faa13" officeooo:paragraph-rsid="001faa13"/>
    </style:style>
    <style:style style:name="P3" style:family="paragraph" style:parent-style-name="Standard">
      <style:text-properties fo:color="#800000" officeooo:rsid="002284fa" officeooo:paragraph-rsid="002284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3.2 :</text:p>
      <text:p text:style-name="P1"/>
      <text:p text:style-name="P2">1) a faire</text:p>
      <text:p text:style-name="P2"/>
      <text:p text:style-name="P2">2) a faire</text:p>
      <text:p text:style-name="P2"/>
      <text:p text:style-name="P3">Connect to the database as JGOODMAN and attempt to select and then delete (employee_id = 143 for example)</text:p>
      <text:p text:style-name="P3">from the hr.employees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0:06:48.892476420</meta:creation-date>
    <dc:date>2017-12-14T11:52:37.660789666</dc:date>
    <meta:editing-duration>PT1H14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1" meta:character-count="167" meta:non-whitespace-character-count="141"/>
  </office:meta>
</office:document-meta>
</file>